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weight="normal"/>
    </style:style>
    <style:style style:name="P5" style:family="paragraph" style:parent-style-name="Text_20_body">
      <style:paragraph-properties fo:margin-left="0in" fo:margin-right="0in" fo:margin-top="0in" fo:margin-bottom="0in" style:contextual-spacing="false" fo:line-height="138%" fo:text-indent="0.5in" style:auto-text-indent="false" style:writing-mode="lr-tb"/>
      <style:text-properties fo:font-weight="normal"/>
    </style:style>
    <style:style style:name="P6"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7" style:family="paragraph" style:parent-style-name="Heading_20_2">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8" style:family="paragraph" style:parent-style-name="Text_20_body">
      <style:text-properties fo:font-weight="normal"/>
    </style:style>
    <style:style style:name="P9" style:family="paragraph" style:parent-style-name="Text_20_body">
      <style:paragraph-properties fo:margin-left="0in" fo:margin-right="0in" fo:margin-top="0in" fo:margin-bottom="0.139in" style:contextual-spacing="false" fo:line-height="138%" fo:text-indent="0.5in" style:auto-text-indent="false" style:writing-mode="lr-tb"/>
      <style:text-properties fo:font-weight="normal"/>
    </style:style>
    <style:style style:name="P10" style:family="paragraph" style:parent-style-name="Text_20_body">
      <style:paragraph-properties fo:margin-left="0in" fo:margin-right="0in" fo:margin-top="0in" fo:margin-bottom="0.139in" style:contextual-spacing="false" fo:line-height="138%"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1" style:family="paragraph" style:parent-style-name="Text_20_body">
      <style:paragraph-properties fo:margin-top="0in" fo:margin-bottom="0.139in"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paragraph-properties fo:margin-top="0in" fo:margin-bottom="0in" style:contextual-spacing="false" fo:line-height="138%" style:writing-mode="lr-tb"/>
      <style:text-properties fo:font-weight="normal"/>
    </style:style>
    <style:style style:name="P1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4" style:family="paragraph" style:parent-style-name="Text_20_body" style:list-style-name="L1">
      <style:paragraph-properties fo:margin-left="0.5in" fo:margin-right="0in" fo:margin-top="0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list-style-name="L1">
      <style:paragraph-properties fo:margin-left="0.5in" fo:margin-right="0in" fo:margin-top="0in" fo:margin-bottom="0in" style:contextual-spacing="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6" style:family="paragraph" style:parent-style-name="Text_20_body" style:list-style-name="L1">
      <style:paragraph-properties fo:margin-left="0.5in" fo:margin-right="0in" fo:margin-top="0in" fo:margin-bottom="0.139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7" style:family="paragraph" style:parent-style-name="Heading_20_2">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18" style:family="paragraph" style:parent-style-name="Heading_20_2">
      <style:paragraph-properties fo:margin-top="0.25in" fo:margin-bottom="0.0835in" style: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19" style:family="paragraph" style:parent-style-name="Heading_20_1">
      <style:text-properties fo:font-variant="normal" fo:text-transform="none" fo:color="#000000" style:text-line-through-style="none" style:text-line-through-type="none" style:font-name="Arial" fo:font-size="19.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 style:family="text">
      <style:text-properties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docs-internal-guid-7c9a6a0f-8109-6266-522b-7ca1f7db1aa3"/>2 Detailed Design</text:h>
      <text:h text:style-name="P18" text:outline-level="2">2.a PDL or Detailed Class Diagrams (Kendall)</text:h>
      <text:p text:style-name="P4"><text:span text:style-name="T1">The smartphone applications will be implemented in object oriented programming languages. This section outlines the general class diagrams. Each class is presented with a diagram, and a subsequent description. For information on how each class interacts, please see section </text:span><text:span text:style-name="T4">2.c Design Patterns</text:span><text:span text:style-name="T1">. It is important to note that the following design is not concrete, as the development implementation progresses we will adapt to better suited designs.</text:span></text:p>
      <text:p text:style-name="Text_20_body"/>
      <text:p text:style-name="P3">Class: User</text:p>
      <text:p text:style-name="P4"><text:span text:style-name="T1">The user class contains private data attributes unique to each user. A user has the option to create a new account by calling the method </text:span><text:span text:style-name="T4">create_account()</text:span><text:span text:style-name="T1">. When the user creates an account, they will enter the following private data attributes: </text:span><text:span text:style-name="T4">email, first name, last name, password</text:span><text:span text:style-name="T1">. Following account creation, the </text:span><text:span text:style-name="T2">User</text:span><text:span text:style-name="T6"> </text:span><text:span text:style-name="T1">class will query the cloud database and generate a new entry in the </text:span><text:span text:style-name="T2">User</text:span><text:span text:style-name="T6"> </text:span><text:span text:style-name="T1">table. It is important that all </text:span><text:span text:style-name="T2">User</text:span><text:span text:style-name="T6"> </text:span><text:span text:style-name="T1">data is encrypted for security. The </text:span><text:span text:style-name="T2">User</text:span><text:span text:style-name="T6"> </text:span><text:span text:style-name="T1">class will also have methods for creating and destroying </text:span><text:span text:style-name="T2">Sessions</text:span><text:span text:style-name="T6"> </text:span><text:span text:style-name="T1">(see </text:span><text:span text:style-name="T2">Session</text:span><text:span text:style-name="T6"> </text:span><text:span text:style-name="T1">class below). When the user logs in, a new </text:span><text:span text:style-name="T2">Session </text:span><text:span text:style-name="T1">instance will be initiated, where authentication will be handled. </text:span></text:p>
      <text:p text:style-name="Text_20_body"/>
      <text:p text:style-name="P3">Class: Session</text:p>
      <text:p text:style-name="P4"><text:span text:style-name="T1">The </text:span><text:span text:style-name="T2">Session</text:span><text:span text:style-name="T6"> </text:span><text:span text:style-name="T1">class contains private data attributes that are created and destroyed for each unique session. A unique </text:span><text:span text:style-name="T2">Session</text:span><text:span text:style-name="T6"> </text:span><text:span text:style-name="T1">class is constructed upon a single user logging in. The </text:span><text:span text:style-name="T2">Session</text:span><text:span text:style-name="T6"> </text:span><text:span text:style-name="T1">class has a member function, </text:span><text:span text:style-name="T4">authenticate()</text:span><text:span text:style-name="T6"> </text:span><text:span text:style-name="T1">that is responsible for authenticating user login by querying the encrypted database. The </text:span><text:span text:style-name="T2">Session</text:span><text:span text:style-name="T6"> </text:span><text:span text:style-name="T1">class contains the following private data attribute: </text:span><text:span text:style-name="T4">(user) email</text:span><text:span text:style-name="T1">. The </text:span><text:span text:style-name="T2">Session </text:span><text:span text:style-name="T1">class will be friends with the </text:span><text:span text:style-name="T2">Statistic</text:span><text:span text:style-name="T6"> </text:span><text:span text:style-name="T1">class (see </text:span><text:span text:style-name="T2">Statistic</text:span><text:span text:style-name="T6"> </text:span><text:span text:style-name="T1">class below). The </text:span><text:span text:style-name="T2">Session</text:span><text:span text:style-name="T6"> </text:span><text:span text:style-name="T1">class also uses a member function </text:span><text:span text:style-name="T4">get_statistic()</text:span><text:span text:style-name="T6"> </text:span><text:span text:style-name="T1">that will take the statistic type as a parameter. The method will then return the desired statistic from the current session, not the user’s entire history of statistics (see the </text:span><text:span text:style-name="T2">Statistic</text:span><text:span text:style-name="T6"> </text:span><text:span text:style-name="T1">class below).</text:span></text:p>
      <text:p text:style-name="Text_20_body"/>
      <text:p text:style-name="P3">Class: Statistic</text:p>
      <text:p text:style-name="P4"><text:span text:style-name="T1">The </text:span><text:span text:style-name="T2">Statistic </text:span><text:span text:style-name="T1">class contains private data attributes that are created at the time of a session starting and destroyed after the session ends. The private data attributes are selected from the cloud database at the start of the session. The </text:span><text:span text:style-name="T2">Statistic</text:span><text:span text:style-name="T6"> </text:span><text:span text:style-name="T1">class contains the following private data attributes: </text:span><text:span text:style-name="T4">shooting percentage, number of 2’s made, number of 3’s made, total number of points made</text:span><text:span text:style-name="T1">. If at any time the private data attributes are updated, then the Statistics table in the cloud database is also updated. A SELECT query is handled by the member function </text:span><text:span text:style-name="T4">get_stats()</text:span><text:span text:style-name="T1">. A UPDATE query is handled by the member function </text:span><text:soft-page-break/><text:span text:style-name="T4">update_stats()</text:span><text:span text:style-name="T1">. </text:span></text:p>
      <text:p text:style-name="Text_20_body"/>
      <text:p text:style-name="P3">Class: Game</text:p>
      <text:p text:style-name="P4"><text:span text:style-name="T1">The </text:span><text:span text:style-name="T2">Game</text:span><text:span text:style-name="T6"> </text:span><text:span text:style-name="T1">class is the parent class to all of the game classes (see </text:span><text:span text:style-name="T2">Horse</text:span><text:span text:style-name="T6"> </text:span><text:span text:style-name="T1">class below). Each instance of the </text:span><text:span text:style-name="T2">Game</text:span><text:span text:style-name="T6"> </text:span><text:span text:style-name="T1">object contains the following private data attributes: </text:span><text:span text:style-name="T4">user email, type of game</text:span><text:span text:style-name="T1">. The only member function needed for the </text:span><text:span text:style-name="T2">Game</text:span><text:span text:style-name="T6"> </text:span><text:span text:style-name="T1">class is </text:span><text:span text:style-name="T4">start_game()</text:span><text:span text:style-name="T6"> </text:span><text:span text:style-name="T1">that creates an instance of the specified game type. We are currently only focusing on implementing the game of HORSE. However, we have chosen to design the </text:span><text:span text:style-name="T2">Game</text:span><text:span text:style-name="T6"> </text:span><text:span text:style-name="T1">class so that we can scale the architecture for future game types.</text:span></text:p>
      <text:p text:style-name="Text_20_body"/>
      <text:p text:style-name="P3">Class: Horse</text:p>
      <text:p text:style-name="P1"><text:span text:style-name="T1">The </text:span><text:span text:style-name="T2">Horse</text:span><text:span text:style-name="T6"> </text:span><text:span text:style-name="T1">class contains data and methods responsible for playing the game of HORSE. HORSE is a basketball game where one user makes a shot and an opponent must make the same shot or else gain a letter in the word </text:span><text:span text:style-name="T4">HORSE</text:span><text:span text:style-name="T1">. If one user gains the full word </text:span><text:span text:style-name="T4">HORSE</text:span><text:span text:style-name="T1">, then that user has lost the game. The </text:span><text:span text:style-name="T2">Horse</text:span><text:span text:style-name="T6"> </text:span><text:span text:style-name="T1">class contains the following private data attributes: </text:span><text:span text:style-name="T4">array of users, made shot (boolean flag), who made the shot, shot location (where the user made the shot on the basketball court), current score (multidimensional array where each row is a user’s score</text:span><text:span text:style-name="T1">. The member function </text:span><text:span text:style-name="T4">user_made_shot()</text:span><text:span text:style-name="T6"> </text:span><text:span text:style-name="T1">is called when a user makes a shot. When called, the member function will set the </text:span><text:span text:style-name="T4">made shot</text:span><text:span text:style-name="T6"> </text:span><text:span text:style-name="T1">flag to true, update the attribute </text:span><text:span text:style-name="T4">who made the shot</text:span><text:span text:style-name="T1">, update the attribute </text:span><text:span text:style-name="T4">shot location</text:span><text:span text:style-name="T1">. The member function </text:span><text:span text:style-name="T4">tell_opponent_made_shot()</text:span><text:span text:style-name="T6"> </text:span><text:span text:style-name="T1">is also called when a shot is made. This function is responsible for informing users other than the person who made the shot that a shot has been made. This function will also inform the users </text:span><text:span text:style-name="T4">who</text:span><text:span text:style-name="T6"> </text:span><text:span text:style-name="T1">made the shot, and </text:span><text:span text:style-name="T4">where</text:span><text:span text:style-name="T6"> </text:span><text:span text:style-name="T1">the shot was made. The member function </text:span><text:span text:style-name="T4">get_score()</text:span><text:span text:style-name="T6"> </text:span><text:span text:style-name="T1">will inform the user their current score. The member function </text:span><text:span text:style-name="T4">get_opponent_score()</text:span><text:span text:style-name="T6"> </text:span><text:span text:style-name="T1">will inform the user the scores of all their opponents. </text:span></text:p>
      <text:h text:style-name="P7" text:outline-level="2"/>
      <text:h text:style-name="P7" text:outline-level="2"><text:bookmark text:name="docs-internal-guid-96c9f3e9-8109-2e75-6141-556a367fea3f"/>2.c Design Patterns (Kendall)</text:h>
      <text:p text:style-name="P11">Our goal in designing the detailed design for the smartphone applications was to make the general design easily adaptable and able to scale with new features. We want to design classes that have relationships with other classes while also leaving doors open for future relationships with classes not yet designed. Our design serves as a template for problems that will be solved in the current design and problems that have not yet arisen. </text:p>
      <text:p text:style-name="P1"><text:span text:style-name="T1">Here are the relationships in our current object oriented design. </text:span><text:span text:style-name="T2">User’s</text:span><text:span text:style-name="T6"> </text:span><text:span text:style-name="T1">start and end </text:span><text:span text:style-name="T2">Session’s </text:span><text:span text:style-name="T1">upon logging in and out of the application. </text:span><text:span text:style-name="T2">User’s</text:span><text:span text:style-name="T6"> </text:span><text:span text:style-name="T1">accumulate </text:span><text:span text:style-name="T2">Statistics </text:span><text:span text:style-name="T1">over both their current </text:span><text:span text:style-name="T2">Session</text:span><text:span text:style-name="T6"> </text:span><text:span text:style-name="T1">and their entire history. </text:span><text:span text:style-name="T2">User’s </text:span><text:span text:style-name="T1">play </text:span><text:span text:style-name="T2">Game’s</text:span><text:span text:style-name="T1">. </text:span><text:span text:style-name="T2">Session’s </text:span><text:span text:style-name="T1">belong to </text:span><text:span text:style-name="T2">User’s</text:span><text:span text:style-name="T6"> </text:span><text:span text:style-name="T1">and have many </text:span><text:span text:style-name="T2">Statistics</text:span><text:span text:style-name="T6"> </text:span><text:span text:style-name="T1">and </text:span><text:span text:style-name="T2">Game’s</text:span><text:span text:style-name="T1">. </text:span><text:span text:style-name="T2">Statistics </text:span><text:span text:style-name="T1">belongs to both </text:span><text:span text:style-name="T2">User’s </text:span><text:span text:style-name="T1">and </text:span><text:span text:style-name="T2">Session’s</text:span><text:span text:style-name="T1">. Lastly, </text:span><text:span text:style-name="T2">Game’s </text:span><text:span text:style-name="T1">belong to </text:span><text:span text:style-name="T2">User’s </text:span><text:span text:style-name="T1">and </text:span><text:span text:style-name="T2">Session’s</text:span><text:span text:style-name="T1">.</text:span></text:p>
      <text:h text:style-name="P19" text:outline-level="1"><text:soft-page-break/></text:h>
      <text:h text:style-name="P19" text:outline-level="1"><text:bookmark text:name="docs-internal-guid-288bdfd2-8108-e638-3288-a33f0de8507d"/>6 Metrics (Kendall)</text:h>
      <text:p text:style-name="P9"><text:span text:style-name="T1">The complexity of the overall hardware system is dependent upon the communication between each microcontroller and the amount of sensory data collected. The </text:span><text:span text:style-name="T2">positioning system</text:span><text:span text:style-name="T6"> </text:span><text:span text:style-name="T1">consists of four communication channels between the user’s microcontroller and the anchor microcontroller’s. The </text:span><text:span text:style-name="T2">positioning system</text:span><text:span text:style-name="T6"> </text:span><text:span text:style-name="T1">also consist of communication links between each anchor microcontroller and the central processing microcontroller. Furthermore, adding additional user’s to the system will multiply this by a factor of </text:span><text:span text:style-name="T4">number-of-users</text:span><text:span text:style-name="T1">. The positioning system also consist of collecting distance measurements from an RSSI sensor. The </text:span><text:span text:style-name="T2">user’s microcontroller</text:span><text:span text:style-name="T6"> </text:span><text:span text:style-name="T1">consist of communication links between each of the four anchor microcontrollers and a single communication link to the central processing microcontroller. The </text:span><text:span text:style-name="T2">made-shot microcontroller</text:span><text:span text:style-name="T6"> </text:span><text:span text:style-name="T1">consists of a single communication link with the central processing microcontroller and a IR sensor that detects whether a shot was made. The </text:span><text:span text:style-name="T2">central processing microcontroller</text:span><text:span text:style-name="T6"> </text:span><text:span text:style-name="T1">consists of communication links from the following: the user’s smartphone, the user’s microcontroller, the four anchor microcontrollers, and the made-shot microcontroller. This means the central processing microcontroller is the most complex component of the hardware system. </text:span></text:p>
      <text:p text:style-name="P9"><text:span text:style-name="T1">The complexity of the smartphone application depends on the object oriented design and the communication protocols between the smartphone and both the central processing microcontroller and the cloud-base database. The total number of object relationships is five (please see section </text:span><text:span text:style-name="T2">2.c</text:span><text:span text:style-name="T1">). There is only one inheritance: the class </text:span><text:span text:style-name="T2">Horse</text:span><text:span text:style-name="T6"> </text:span><text:span text:style-name="T1">inherits the class </text:span><text:span text:style-name="T2">Game</text:span><text:span text:style-name="T6"> </text:span><text:span text:style-name="T1">(please see section </text:span><text:span text:style-name="T2">2</text:span><text:span text:style-name="T1">).</text:span></text:p>
      <text:p text:style-name="P10">We have estimated that between the hardware and both smartphone applications, there is a total of 50 user stories. When we generated user stories, we broke components down so that each story is no more than 5 points. With 50 user stories at a maximum of 5 points, that comes out to a worst case scenario of 250 story points.</text:p>
      <text:p text:style-name="P10">Developing the hardware system shall take between 35-45 hours of active development. Developing each smartphone application shall take between 20-25 hours. Designing each smartphone application shall take between 10-15 hours. Total time testing the system shall take between 10-15 hours.</text:p>
      <text:p text:style-name="P11">Total number of man hours to date:</text:p>
      <text:list xml:id="list1659312820754103981" text:style-name="L1">
        <text:list-item>
          <text:p text:style-name="P14">Kendall Weihe: 16 hours</text:p>
        </text:list-item>
        <text:list-item>
          <text:p text:style-name="P14">Jared Becker: 13 hours</text:p>
        </text:list-item>
        <text:list-item>
          <text:p text:style-name="P14">Thomas Underwood: 23 hours</text:p>
        </text:list-item>
        <text:list-item>
          <text:p text:style-name="P16">Matt Resch: 13 hours</text:p>
        </text:list-item>
        <text:list-item>
          <text:p text:style-name="P15">Byron Giles: 17.5 hour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6:42:48.547864314</meta:creation-date>
    <dc:date>2016-10-01T12:18:12.667330509</dc:date>
    <meta:editing-duration>PT6M41S</meta:editing-duration>
    <meta:editing-cycles>2</meta:editing-cycles>
    <meta:generator>LibreOffice/4.2.8.2$Linux_X86_64 LibreOffice_project/420m0$Build-2</meta:generator>
    <meta:document-statistic meta:table-count="0" meta:image-count="0" meta:object-count="0" meta:page-count="3" meta:paragraph-count="27" meta:word-count="1215" meta:character-count="7685" meta:non-whitespace-character-count="6497"/>
  </office:meta>
</office:document-meta>
</file>